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rderedMapIteratorDeco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IteratorDecorator.get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IteratorDeco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IteratorDeco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IteratorDecorator.set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IteratorDecorator.AbstractOrderedMapIteratorDecorator( OrderedMap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OrderedMapIteratorDeco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IteratorDeco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IteratorDeco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IteratorDecora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